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c24a" officeooo:paragraph-rsid="000dc24a"/>
    </style:style>
    <style:style style:name="P2" style:family="paragraph" style:parent-style-name="Standard">
      <style:text-properties fo:font-weight="bold" officeooo:rsid="000dc24a" officeooo:paragraph-rsid="000dc24a" style:font-weight-asian="bold" style:font-weight-complex="bold"/>
    </style:style>
    <style:style style:name="P3" style:family="paragraph" style:parent-style-name="Standard" style:list-style-name="WW8Num2">
      <style:text-properties officeooo:paragraph-rsid="000dc24a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fo:font-weight="bold" officeooo:paragraph-rsid="000dc24a" style:font-weight-asian="bold" style:font-weight-complex="bold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officeooo:paragraph-rsid="000dc2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c24a" style:font-weight-asian="bold" style:font-weight-complex="bold"/>
    </style:style>
    <style:style style:name="T3" style:family="text">
      <style:text-properties style:font-name="Wingdings" fo:font-weight="bold" style:font-weight-asian="bold" style:font-weight-complex="bold"/>
    </style:style>
    <style:style style:name="T4" style:family="text">
      <style:text-properties officeooo:rsid="000f7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4</text:p>
      <text:p text:style-name="P1">1. Display your MAC address by 2 different ways.</text:p>
      <text:p text:style-name="P1">2. Display the network settings of all active interfaces.</text:p>
      <text:p text:style-name="P1">3. Display the network setting of all interfaces both active inactive.</text:p>
      <text:p text:style-name="P1">4. Bring your interface down.</text:p>
      <text:p text:style-name="P1">5. Configure your network card to have static IP.</text:p>
      <text:p text:style-name="P1">6. Bring your interface up.</text:p>
      <text:p text:style-name="P1">7. Verify your network setting using ifconfig command</text:p>
      <text:p text:style-name="P1">8. Configure your network card to have dynamic IP using network</text:p>
      <text:p text:style-name="P1">manager command.</text:p>
      <text:p text:style-name="P1">9. Check using ifconfig then check its configuration file.</text:p>
      <text:p text:style-name="P1">10. Reconfigure your network card using nm</text:p>
      <text:p text:style-name="P1">utility to have static IP.</text:p>
      <text:p text:style-name="P1">11. Configure your network card to have 3 IPs and check that they</text:p>
      <text:p text:style-name="P1">are all working using ifconfig command.</text:p>
      <text:p text:style-name="P1">12. Change your host name in your global network file.</text:p>
      <text:p text:style-name="P2">Using yum</text:p>
      <text:p text:style-name="P1">13. Attempt to run the command gnuplot. You should find that it is not</text:p>
      <text:p text:style-name="P1">installed.</text:p>
      <text:p text:style-name="P1">14. Search for the plotting packages.</text:p>
      <text:p text:style-name="P1">15. Find out more information about the gunuplot package.</text:p>
      <text:p text:style-name="P1">16. Install the gnuplot package.</text:p>
      <text:p text:style-name="P1">17. Attempt to remove the gnuplot package, but say no</text:p>
      <text:p text:style-name="P1">How many packages would be removed</text:p>
      <text:p text:style-name="P1">18. Attempt to remove the gunplot-common package but say no</text:p>
      <text:p text:style-name="P1">How many packages would be removed</text:p>
      <text:p text:style-name="P2">Using rpm</text:p>
      <text:p text:style-name="P1">19. List all installed packages in your system.</text:p>
      <text:p text:style-name="P1">20. View the files in the initscripts package</text:p>
      <text:p text:style-name="P1">21. Get general information about bash rpm.</text:p>
      <text:p text:style-name="P1">22. Have the files from the pam package changed since it was</text:p>
      <text:p text:style-name="P1">installed.</text:p>
      <text:p text:style-name="P1">23. Which installed packages have gnome in their names?</text:p>
      <text:p text:style-name="P1">24. Install any uninstalled package from RH Enterprise Linux cds</text:p>
      <text:p text:style-name="P1">25. Search for software resemble the Photoshop software other than</text:p>
      <text:p text:style-name="P1">Gimp and install it.</text:p>
      <text:p text:style-name="P1">26. Create the file /etc/yum.repos.d/cdrom.repo to enable install from</text:p>
      <text:p text:style-name="P1">the iso from the iso of Red Hat.</text:p>
      <text:p text:style-name="P1">27. Try to install any package from the new repository</text:p>
      <text:p text:style-name="P1"/>
      <text:p text:style-name="P2">Using rsyslog</text:p>
      <text:p text:style-name="P1">28. <text:span text:style-name="T4">log all kernel messges to /var/log/kernal</text:span></text:p>
      <text:p text:style-name="P4">Bonus</text:p>
      <text:p text:style-name="P5"><text:span text:style-name="T1">Your boss thinks it’s a great idea to have one central logging server. Satisfy his requirements </text:span><text:span text:style-name="T3"></text:span></text:p>
      <text:p text:style-name="P4">Hint:</text:p>
      <text:list xml:id="list8402492195796670204" text:style-name="WW8Num2">
        <text:list-item>
          <text:p text:style-name="P3"><text:span text:style-name="T1">Set up </text:span><text:span text:style-name="T2">r</text:span><text:span text:style-name="linuxcode"><text:span text:style-name="T1">syslogd</text:span></text:span><text:span text:style-name="T1"> on the "logging server" machine to accept logging messages from other machines.</text:span></text:p>
        </text:list-item>
        <text:list-item>
          <text:p text:style-name="P3"><text:span text:style-name="T1">On the your "workstation", set up </text:span><text:span text:style-name="T2">r</text:span><text:span text:style-name="linuxcode"><text:span text:style-name="T1">syslogd</text:span></text:span><text:span text:style-name="T1"> to send messages to the "logging server</text:span></text:p>
        </text:list-item>
        <text:list-item>
          <text:p text:style-name="P3"><text:soft-page-break/><text:span text:style-name="T1">Test the new setup by using the </text:span><text:span text:style-name="linuxcode"><text:span text:style-name="T1">logger</text:span></text:span><text:span text:style-name="T1"> command on the "workstation" to generate a log message</text:span></text:p>
        </text:list-item>
        <text:list-item>
          <text:p text:style-name="P3"><text:span text:style-name="T1">Does the message appear in the "logging server's" </text:span><text:span text:style-name="linuxcode"><text:span text:style-name="T1">/var/log/messages</text:span></text:span><text:span text:style-name="T1"> file?</text:span></text:p>
        </text:list-item>
        <text:list-item>
          <text:p text:style-name="P3"><text:span text:style-name="T1">Why does this message also appear in the "workstation's" </text:span><text:span text:style-name="linuxcode"><text:span text:style-name="T1">/var/log/messages</text:span></text:span><text:span text:style-name="T1"> file?</text:span></text:p>
        </text:list-item>
        <text:list-item>
          <text:p text:style-name="P3"><text:span text:style-name="T2">How could you have the message only appear in the "logging server's" files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linuxcod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2:06:58.200537484</meta:creation-date>
    <dc:date>2017-02-01T12:27:24.290769415</dc:date>
    <meta:editing-duration>PT1M43S</meta:editing-duration>
    <meta:editing-cycles>1</meta:editing-cycles>
    <meta:generator>LibreOffice/4.3.7.2$Linux_X86_64 LibreOffice_project/430$Build-2</meta:generator>
    <meta:document-statistic meta:table-count="0" meta:image-count="0" meta:object-count="0" meta:page-count="2" meta:paragraph-count="50" meta:word-count="402" meta:character-count="2346" meta:non-whitespace-character-count="2000"/>
  </office:meta>
</office:document-meta>
</file>